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A8000001A854E9C7871CB5F2B4.png" manifest:media-type="image/png"/>
  <manifest:file-entry manifest:full-path="Pictures/10000201000001A8000001A8645636F00A8655CC.png" manifest:media-type="image/png"/>
  <manifest:file-entry manifest:full-path="Pictures/100005CE00002BD200002BD28AED12EAA4429956.svg" manifest:media-type="image/svg+xml"/>
  <manifest:file-entry manifest:full-path="Pictures/10000201000001A8000001A801B2C3D858087A14.png" manifest:media-type="image/png"/>
  <manifest:file-entry manifest:full-path="Pictures/100005D800002BD200002BD29CD30202864535E4.svg" manifest:media-type="image/svg+xml"/>
  <manifest:file-entry manifest:full-path="Pictures/10000201000001A8000001A8D2A8EC75F13A9A2C.png" manifest:media-type="image/png"/>
  <manifest:file-entry manifest:full-path="Pictures/10000201000001A8000001A81300248B5C4D3AA5.png" manifest:media-type="image/png"/>
  <manifest:file-entry manifest:full-path="Pictures/100005DC00002BD200002BD2F4B62CAA1E7A306A.svg" manifest:media-type="image/svg+xml"/>
  <manifest:file-entry manifest:full-path="Pictures/10000201000001A8000001A8DBCD3108B63BD7E6.png" manifest:media-type="image/png"/>
  <manifest:file-entry manifest:full-path="Pictures/10000201000001A8000001A8F0820B75FDFFCB90.png" manifest:media-type="image/png"/>
  <manifest:file-entry manifest:full-path="Pictures/10000201000001A8000001A80E40A0EA62C197B4.png" manifest:media-type="image/png"/>
  <manifest:file-entry manifest:full-path="Pictures/100005A200002BD200002BD2E228DB0A915F8750.svg" manifest:media-type="image/svg+xml"/>
  <manifest:file-entry manifest:full-path="Pictures/10000201000001A8000001A8722C27EEDF563BAE.png" manifest:media-type="image/png"/>
  <manifest:file-entry manifest:full-path="Pictures/1000058E00002BD200002BD24422651FA7036C01.svg" manifest:media-type="image/svg+xml"/>
  <manifest:file-entry manifest:full-path="Pictures/10000201000001A8000001A81A2377D8415EFADA.png" manifest:media-type="image/png"/>
  <manifest:file-entry manifest:full-path="Pictures/10000201000001A8000001A876ECB22480CB8006.png" manifest:media-type="image/png"/>
  <manifest:file-entry manifest:full-path="Pictures/10000201000001A8000001A85CE533FA4B13B3D9.png" manifest:media-type="image/png"/>
  <manifest:file-entry manifest:full-path="Pictures/1000059900002BD200002BD275F2F0B70E7B3706.svg" manifest:media-type="image/svg+xml"/>
  <manifest:file-entry manifest:full-path="Pictures/1000051D00002CDB000095DD788A08568D441077.svg" manifest:media-type="image/svg+xml"/>
  <manifest:file-entry manifest:full-path="Pictures/100005A500002BD200002BD2B6FBC11DE286DCCF.svg" manifest:media-type="image/svg+xml"/>
  <manifest:file-entry manifest:full-path="Pictures/10000201000001A8000001A8D518510C0E0DBB22.png" manifest:media-type="image/png"/>
  <manifest:file-entry manifest:full-path="Pictures/100005BE00002BD200002BD20942F45674C350D0.svg" manifest:media-type="image/svg+xml"/>
  <manifest:file-entry manifest:full-path="Pictures/1000058200002BD200002BD233726F90D30F5B19.svg" manifest:media-type="image/svg+xml"/>
  <manifest:file-entry manifest:full-path="Pictures/10000201000001830000050C966A2872D04B8570.png" manifest:media-type="image/png"/>
  <manifest:file-entry manifest:full-path="Pictures/10000201000001A8000001A88B65C14A10772E94.png" manifest:media-type="image/png"/>
  <manifest:file-entry manifest:full-path="Pictures/10000201000001A8000001A82B238D8BFBAEAF06.png" manifest:media-type="image/png"/>
  <manifest:file-entry manifest:full-path="Pictures/10000201000001A8000001A8272106101B5D0FC9.png" manifest:media-type="image/png"/>
  <manifest:file-entry manifest:full-path="Pictures/100005DB00002BD200002BD2B2260DE9379B4F3E.svg" manifest:media-type="image/svg+xml"/>
  <manifest:file-entry manifest:full-path="Pictures/10000201000001A8000001A8AC7277AD9D22826F.png" manifest:media-type="image/png"/>
  <manifest:file-entry manifest:full-path="Pictures/100005D000002BD200002BD26112E0046CB369F9.svg" manifest:media-type="image/svg+xml"/>
  <manifest:file-entry manifest:full-path="Pictures/10000201000001A8000001A88DF7975B7D712CBC.png" manifest:media-type="image/png"/>
  <manifest:file-entry manifest:full-path="Pictures/10000201000001A8000001A87492989730584AD9.png" manifest:media-type="image/png"/>
  <manifest:file-entry manifest:full-path="Pictures/10000201000001A8000001A82DD2169613FEC745.png" manifest:media-type="image/png"/>
  <manifest:file-entry manifest:full-path="Pictures/100005A500002BD200002BD24A224800D94449C2.svg" manifest:media-type="image/svg+xml"/>
  <manifest:file-entry manifest:full-path="Pictures/10000201000001A8000001A816A85211E1C37655.png" manifest:media-type="image/png"/>
  <manifest:file-entry manifest:full-path="Pictures/10000201000001A8000001A82718F7FFE25D714E.png" manifest:media-type="image/png"/>
  <manifest:file-entry manifest:full-path="Pictures/10000201000001A8000001A86565585CDD0445E8.png" manifest:media-type="image/png"/>
  <manifest:file-entry manifest:full-path="Pictures/10000201000001A8000001A830FFCADB26960E80.png" manifest:media-type="image/png"/>
  <manifest:file-entry manifest:full-path="Pictures/10000201000001A8000001A89976B167BE38EEE6.png" manifest:media-type="image/png"/>
  <manifest:file-entry manifest:full-path="Pictures/10000201000001A8000001A8B7415EB27722E7B8.png" manifest:media-type="image/png"/>
  <manifest:file-entry manifest:full-path="Pictures/10000201000001A8000001A8CA6A3AEB1B7E014B.png" manifest:media-type="image/png"/>
  <manifest:file-entry manifest:full-path="Pictures/100005A300002BD200002BD2C3A4186E46DF8E1D.svg" manifest:media-type="image/svg+xml"/>
  <manifest:file-entry manifest:full-path="Pictures/100005D200002BD200002BD260F37360B205DD18.svg" manifest:media-type="image/svg+xml"/>
  <manifest:file-entry manifest:full-path="Pictures/1000059800002BD200002BD2C647E23B2CEF428F.svg" manifest:media-type="image/svg+xml"/>
  <manifest:file-entry manifest:full-path="Pictures/10000201000001A8000001A8349C63E7FABAB404.png" manifest:media-type="image/png"/>
  <manifest:file-entry manifest:full-path="Pictures/1000058D00002BD200002BD26B9A61C713383591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875cm" svg:height="3.036cm" svg:x="6.243cm" svg:y="4.041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name="example1.svg" draw:style-name="gr1" draw:text-style-name="P1" draw:layer="layout" svg:width="2.523cm" svg:height="2.624cm" svg:x="3.408cm" svg:y="3.154cm">
          <draw:image xlink:href="Pictures/100005BE00002BD200002BD20942F45674C350D0.svg" xlink:type="simple" xlink:show="embed" xlink:actuate="onLoad" loext:mime-type="image/svg+xml">
            <text:p/>
          </draw:image>
          <draw:image xlink:href="Pictures/10000201000001A8000001A8CA6A3AEB1B7E014B.png" xlink:type="simple" xlink:show="embed" xlink:actuate="onLoad" loext:mime-type="image/png"/>
          <svg:title>Number Link Puzzle</svg:title>
        </draw:frame>
        <draw:frame draw:name="example2.svg" draw:style-name="gr1" draw:text-style-name="P1" draw:layer="layout" svg:width="2.524cm" svg:height="2.624cm" svg:x="7.311cm" svg:y="3.154cm">
          <draw:image xlink:href="Pictures/1000058200002BD200002BD233726F90D30F5B19.svg" xlink:type="simple" xlink:show="embed" xlink:actuate="onLoad" loext:mime-type="image/svg+xml">
            <text:p/>
          </draw:image>
          <draw:image xlink:href="Pictures/10000201000001A8000001A82718F7FFE25D714E.png" xlink:type="simple" xlink:show="embed" xlink:actuate="onLoad" loext:mime-type="image/png"/>
          <svg:title>Number Link Puzzle</svg:title>
        </draw:frame>
        <draw:frame draw:style-name="gr1" draw:text-style-name="P1" draw:layer="layout" svg:width="0.874cm" svg:height="3.036cm" svg:x="10.105cm" svg:y="4.041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name="example3.svg" draw:style-name="gr2" draw:text-style-name="P2" draw:layer="layout" svg:width="2.523cm" svg:height="2.624cm" svg:x="11.271cm" svg:y="3.154cm">
          <draw:image xlink:href="Pictures/1000058D00002BD200002BD26B9A61C713383591.svg" xlink:type="simple" xlink:show="embed" xlink:actuate="onLoad" loext:mime-type="image/svg+xml">
            <text:p/>
          </draw:image>
          <draw:image xlink:href="Pictures/10000201000001A8000001A85CE533FA4B13B3D9.png" xlink:type="simple" xlink:show="embed" xlink:actuate="onLoad" loext:mime-type="image/png"/>
          <svg:title>Number Link Puzzle</svg:title>
        </draw:frame>
        <draw:frame draw:style-name="gr1" draw:text-style-name="P1" draw:layer="layout" svg:width="0.875cm" svg:height="3.036cm" svg:x="14.008cm" svg:y="4.041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name="example4.svg" draw:style-name="gr2" draw:text-style-name="P2" draw:layer="layout" svg:width="2.523cm" svg:height="2.625cm" svg:x="15.057cm" svg:y="3.053cm">
          <draw:image xlink:href="Pictures/1000059800002BD200002BD2C647E23B2CEF428F.svg" xlink:type="simple" xlink:show="embed" xlink:actuate="onLoad" loext:mime-type="image/svg+xml">
            <text:p/>
          </draw:image>
          <draw:image xlink:href="Pictures/10000201000001A8000001A876ECB22480CB8006.png" xlink:type="simple" xlink:show="embed" xlink:actuate="onLoad" loext:mime-type="image/png"/>
          <svg:title>Number Link Puzzle</svg:title>
        </draw:frame>
        <draw:frame draw:style-name="gr1" draw:text-style-name="P1" draw:layer="layout" svg:width="0.874cm" svg:height="3.036cm" svg:x="2.34cm" svg:y="6.99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name="example5.svg" draw:style-name="gr2" draw:text-style-name="P2" draw:layer="layout" svg:width="2.523cm" svg:height="2.625cm" svg:x="3.408cm" svg:y="6.182cm">
          <draw:image xlink:href="Pictures/100005A500002BD200002BD24A224800D94449C2.svg" xlink:type="simple" xlink:show="embed" xlink:actuate="onLoad" loext:mime-type="image/svg+xml">
            <text:p/>
          </draw:image>
          <draw:image xlink:href="Pictures/10000201000001A8000001A8272106101B5D0FC9.png" xlink:type="simple" xlink:show="embed" xlink:actuate="onLoad" loext:mime-type="image/png"/>
          <svg:title>Number Link Puzzle</svg:title>
        </draw:frame>
        <draw:frame draw:style-name="gr1" draw:text-style-name="P1" draw:layer="layout" svg:width="0.873cm" svg:height="3.036cm" svg:x="6.264cm" svg:y="6.982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name="example6.svg" draw:style-name="gr2" draw:text-style-name="P2" draw:layer="layout" svg:width="2.524cm" svg:height="2.625cm" svg:x="7.291cm" svg:y="6.182cm">
          <draw:image xlink:href="Pictures/100005D000002BD200002BD26112E0046CB369F9.svg" xlink:type="simple" xlink:show="embed" xlink:actuate="onLoad" loext:mime-type="image/svg+xml">
            <text:p/>
          </draw:image>
          <draw:image xlink:href="Pictures/10000201000001A8000001A8349C63E7FABAB404.png" xlink:type="simple" xlink:show="embed" xlink:actuate="onLoad" loext:mime-type="image/png"/>
          <svg:title>Number Link Puzzle</svg:title>
        </draw:frame>
        <draw:frame draw:name="example7.svg" draw:style-name="gr2" draw:text-style-name="P2" draw:layer="layout" svg:width="2.524cm" svg:height="2.625cm" svg:x="11.194cm" svg:y="6.182cm">
          <draw:image xlink:href="Pictures/100005DB00002BD200002BD2B2260DE9379B4F3E.svg" xlink:type="simple" xlink:show="embed" xlink:actuate="onLoad" loext:mime-type="image/svg+xml">
            <text:p/>
          </draw:image>
          <draw:image xlink:href="Pictures/10000201000001A8000001A8AC7277AD9D22826F.png" xlink:type="simple" xlink:show="embed" xlink:actuate="onLoad" loext:mime-type="image/png"/>
          <svg:title>Number Link Puzzle</svg:title>
        </draw:frame>
        <draw:frame draw:style-name="gr1" draw:text-style-name="P1" draw:layer="layout" svg:width="0.874cm" svg:height="3.037cm" svg:x="10.126cm" svg:y="7.003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style-name="gr1" draw:text-style-name="P1" draw:layer="layout" svg:width="0.875cm" svg:height="3.036cm" svg:x="14.008cm" svg:y="7.069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name="example8.svg" draw:style-name="gr2" draw:text-style-name="P2" draw:layer="layout" svg:width="2.523cm" svg:height="2.625cm" svg:x="15.057cm" svg:y="6.182cm">
          <draw:image xlink:href="Pictures/100005D000002BD200002BD26112E0046CB369F9.svg" xlink:type="simple" xlink:show="embed" xlink:actuate="onLoad" loext:mime-type="image/svg+xml">
            <text:p/>
          </draw:image>
          <draw:image xlink:href="Pictures/10000201000001A8000001A82DD2169613FEC745.png" xlink:type="simple" xlink:show="embed" xlink:actuate="onLoad" loext:mime-type="image/png"/>
          <svg:title>Number Link Puzzle</svg:title>
        </draw:frame>
        <draw:frame draw:style-name="gr1" draw:text-style-name="P1" draw:layer="layout" svg:width="0.874cm" svg:height="3.037cm" svg:x="2.381cm" svg:y="10.111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name="example9.svg" draw:style-name="gr2" draw:text-style-name="P2" draw:layer="layout" svg:width="2.523cm" svg:height="2.625cm" svg:x="3.408cm" svg:y="9.21cm">
          <draw:image xlink:href="Pictures/100005A500002BD200002BD24A224800D94449C2.svg" xlink:type="simple" xlink:show="embed" xlink:actuate="onLoad" loext:mime-type="image/svg+xml">
            <text:p/>
          </draw:image>
          <draw:image xlink:href="Pictures/10000201000001A8000001A86565585CDD0445E8.png" xlink:type="simple" xlink:show="embed" xlink:actuate="onLoad" loext:mime-type="image/png"/>
          <svg:title>Number Link Puzzle</svg:title>
        </draw:frame>
        <draw:frame draw:style-name="gr1" draw:text-style-name="P1" draw:layer="layout" svg:width="0.873cm" svg:height="3.037cm" svg:x="6.223cm" svg:y="10.097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name="example10.svg" draw:style-name="gr2" draw:text-style-name="P2" draw:layer="layout" svg:width="2.524cm" svg:height="2.625cm" svg:x="7.291cm" svg:y="9.21cm">
          <draw:image xlink:href="Pictures/1000059800002BD200002BD2C647E23B2CEF428F.svg" xlink:type="simple" xlink:show="embed" xlink:actuate="onLoad" loext:mime-type="image/svg+xml">
            <text:p/>
          </draw:image>
          <draw:image xlink:href="Pictures/10000201000001A8000001A89976B167BE38EEE6.png" xlink:type="simple" xlink:show="embed" xlink:actuate="onLoad" loext:mime-type="image/png"/>
          <svg:title>Number Link Puzzle</svg:title>
        </draw:frame>
        <draw:frame draw:style-name="gr1" draw:text-style-name="P1" draw:layer="layout" svg:width="0.874cm" svg:height="3.037cm" svg:x="10.126cm" svg:y="10.111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name="example11.svg" draw:style-name="gr2" draw:text-style-name="P2" draw:layer="layout" svg:width="2.524cm" svg:height="2.625cm" svg:x="11.173cm" svg:y="9.21cm">
          <draw:image xlink:href="Pictures/100005A300002BD200002BD2C3A4186E46DF8E1D.svg" xlink:type="simple" xlink:show="embed" xlink:actuate="onLoad" loext:mime-type="image/svg+xml">
            <text:p/>
          </draw:image>
          <draw:image xlink:href="Pictures/10000201000001A8000001A8B7415EB27722E7B8.png" xlink:type="simple" xlink:show="embed" xlink:actuate="onLoad" loext:mime-type="image/png"/>
          <svg:title>Number Link Puzzle</svg:title>
        </draw:frame>
        <draw:frame draw:name="example12.svg" draw:style-name="gr2" draw:text-style-name="P2" draw:layer="layout" svg:width="2.523cm" svg:height="2.625cm" svg:x="15.057cm" svg:y="9.21cm">
          <draw:image xlink:href="Pictures/1000059800002BD200002BD2C647E23B2CEF428F.svg" xlink:type="simple" xlink:show="embed" xlink:actuate="onLoad" loext:mime-type="image/svg+xml">
            <text:p/>
          </draw:image>
          <draw:image xlink:href="Pictures/10000201000001A8000001A816A85211E1C37655.png" xlink:type="simple" xlink:show="embed" xlink:actuate="onLoad" loext:mime-type="image/png"/>
          <svg:title>Number Link Puzzle</svg:title>
        </draw:frame>
        <draw:frame draw:style-name="gr1" draw:text-style-name="P1" draw:layer="layout" svg:width="0.875cm" svg:height="3.036cm" svg:x="14.008cm" svg:y="10.09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style-name="gr1" draw:text-style-name="P1" draw:layer="layout" svg:width="0.873cm" svg:height="3.036cm" svg:x="2.361cm" svg:y="13.126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name="example13.svg" draw:style-name="gr2" draw:text-style-name="P2" draw:layer="layout" svg:width="2.524cm" svg:height="2.625cm" svg:x="3.372cm" svg:y="12.239cm">
          <draw:image xlink:href="Pictures/1000058D00002BD200002BD26B9A61C713383591.svg" xlink:type="simple" xlink:show="embed" xlink:actuate="onLoad" loext:mime-type="image/svg+xml">
            <text:p/>
          </draw:image>
          <draw:image xlink:href="Pictures/10000201000001A8000001A8D518510C0E0DBB22.png" xlink:type="simple" xlink:show="embed" xlink:actuate="onLoad" loext:mime-type="image/png"/>
          <svg:title>Number Link Puzzle</svg:title>
        </draw:frame>
        <draw:frame draw:style-name="gr1" draw:text-style-name="P1" draw:layer="layout" svg:width="0.873cm" svg:height="3.036cm" svg:x="6.223cm" svg:y="13.118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name="example14.svg" draw:style-name="gr2" draw:text-style-name="P2" draw:layer="layout" svg:width="2.524cm" svg:height="2.625cm" svg:x="7.291cm" svg:y="12.239cm">
          <draw:image xlink:href="Pictures/1000058200002BD200002BD233726F90D30F5B19.svg" xlink:type="simple" xlink:show="embed" xlink:actuate="onLoad" loext:mime-type="image/svg+xml">
            <text:p/>
          </draw:image>
          <draw:image xlink:href="Pictures/10000201000001A8000001A88B65C14A10772E94.png" xlink:type="simple" xlink:show="embed" xlink:actuate="onLoad" loext:mime-type="image/png"/>
          <svg:title>Number Link Puzzle</svg:title>
        </draw:frame>
        <draw:frame draw:name="example15.svg" draw:style-name="gr2" draw:text-style-name="P2" draw:layer="layout" svg:width="2.524cm" svg:height="2.625cm" svg:x="11.173cm" svg:y="12.239cm">
          <draw:image xlink:href="Pictures/1000058E00002BD200002BD24422651FA7036C01.svg" xlink:type="simple" xlink:show="embed" xlink:actuate="onLoad" loext:mime-type="image/svg+xml">
            <text:p/>
          </draw:image>
          <draw:image xlink:href="Pictures/10000201000001A8000001A830FFCADB26960E80.png" xlink:type="simple" xlink:show="embed" xlink:actuate="onLoad" loext:mime-type="image/png"/>
          <svg:title>Number Link Puzzle</svg:title>
        </draw:frame>
        <draw:frame draw:style-name="gr1" draw:text-style-name="P1" draw:layer="layout" svg:width="0.874cm" svg:height="3.036cm" svg:x="10.126cm" svg:y="13.118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style-name="gr1" draw:text-style-name="P1" draw:layer="layout" svg:width="0.875cm" svg:height="3.036cm" svg:x="14.008cm" svg:y="13.118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name="example16.svg" draw:style-name="gr2" draw:text-style-name="P2" draw:layer="layout" svg:width="2.523cm" svg:height="2.625cm" svg:x="15.057cm" svg:y="12.239cm">
          <draw:image xlink:href="Pictures/1000059900002BD200002BD275F2F0B70E7B3706.svg" xlink:type="simple" xlink:show="embed" xlink:actuate="onLoad" loext:mime-type="image/svg+xml">
            <text:p/>
          </draw:image>
          <draw:image xlink:href="Pictures/10000201000001A8000001A8722C27EEDF563BAE.png" xlink:type="simple" xlink:show="embed" xlink:actuate="onLoad" loext:mime-type="image/png"/>
          <svg:title>Number Link Puzzle</svg:title>
        </draw:frame>
        <draw:frame draw:style-name="gr1" draw:text-style-name="P1" draw:layer="layout" svg:width="0.874cm" svg:height="3.036cm" svg:x="2.34cm" svg:y="16.146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name="example17.svg" draw:style-name="gr2" draw:text-style-name="P2" draw:layer="layout" svg:width="2.526cm" svg:height="2.625cm" svg:x="3.386cm" svg:y="15.288cm">
          <draw:image xlink:href="Pictures/100005A200002BD200002BD2E228DB0A915F8750.svg" xlink:type="simple" xlink:show="embed" xlink:actuate="onLoad" loext:mime-type="image/svg+xml">
            <text:p/>
          </draw:image>
          <draw:image xlink:href="Pictures/10000201000001A8000001A80E40A0EA62C197B4.png" xlink:type="simple" xlink:show="embed" xlink:actuate="onLoad" loext:mime-type="image/png"/>
          <svg:title>Number Link Puzzle</svg:title>
        </draw:frame>
        <draw:frame draw:style-name="gr1" draw:text-style-name="P1" draw:layer="layout" svg:width="0.873cm" svg:height="3.035cm" svg:x="6.223cm" svg:y="16.168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name="example18.svg" draw:style-name="gr2" draw:text-style-name="P2" draw:layer="layout" svg:width="2.524cm" svg:height="2.625cm" svg:x="7.291cm" svg:y="15.267cm">
          <draw:image xlink:href="Pictures/100005A500002BD200002BD2B6FBC11DE286DCCF.svg" xlink:type="simple" xlink:show="embed" xlink:actuate="onLoad" loext:mime-type="image/svg+xml">
            <text:p/>
          </draw:image>
          <draw:image xlink:href="Pictures/10000201000001A8000001A8F0820B75FDFFCB90.png" xlink:type="simple" xlink:show="embed" xlink:actuate="onLoad" loext:mime-type="image/png"/>
          <svg:title>Number Link Puzzle</svg:title>
        </draw:frame>
        <draw:frame draw:style-name="gr1" draw:text-style-name="P1" draw:layer="layout" svg:width="0.874cm" svg:height="3.035cm" svg:x="10.126cm" svg:y="16.168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name="example19.svg" draw:style-name="gr2" draw:text-style-name="P2" draw:layer="layout" svg:width="2.524cm" svg:height="2.625cm" svg:x="11.173cm" svg:y="15.267cm">
          <draw:image xlink:href="Pictures/100005D200002BD200002BD260F37360B205DD18.svg" xlink:type="simple" xlink:show="embed" xlink:actuate="onLoad" loext:mime-type="image/svg+xml">
            <text:p/>
          </draw:image>
          <draw:image xlink:href="Pictures/10000201000001A8000001A8DBCD3108B63BD7E6.png" xlink:type="simple" xlink:show="embed" xlink:actuate="onLoad" loext:mime-type="image/png"/>
          <svg:title>Number Link Puzzle</svg:title>
        </draw:frame>
        <draw:frame draw:style-name="gr1" draw:text-style-name="P1" draw:layer="layout" svg:width="0.873cm" svg:height="3.035cm" svg:x="13.989cm" svg:y="16.168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name="example20.svg" draw:style-name="gr2" draw:text-style-name="P2" draw:layer="layout" svg:width="2.523cm" svg:height="2.625cm" svg:x="15.057cm" svg:y="15.267cm">
          <draw:image xlink:href="Pictures/100005DC00002BD200002BD2F4B62CAA1E7A306A.svg" xlink:type="simple" xlink:show="embed" xlink:actuate="onLoad" loext:mime-type="image/svg+xml">
            <text:p/>
          </draw:image>
          <draw:image xlink:href="Pictures/10000201000001A8000001A81300248B5C4D3AA5.png" xlink:type="simple" xlink:show="embed" xlink:actuate="onLoad" loext:mime-type="image/png"/>
          <svg:title>Number Link Puzzle</svg:title>
        </draw:frame>
        <draw:frame draw:name="example21.svg" draw:style-name="gr2" draw:text-style-name="P2" draw:layer="layout" svg:width="2.523cm" svg:height="2.623cm" svg:x="3.408cm" svg:y="18.296cm">
          <draw:image xlink:href="Pictures/100005D200002BD200002BD260F37360B205DD18.svg" xlink:type="simple" xlink:show="embed" xlink:actuate="onLoad" loext:mime-type="image/svg+xml">
            <text:p/>
          </draw:image>
          <draw:image xlink:href="Pictures/10000201000001A8000001A82B238D8BFBAEAF06.png" xlink:type="simple" xlink:show="embed" xlink:actuate="onLoad" loext:mime-type="image/png"/>
          <svg:title>Number Link Puzzle</svg:title>
        </draw:frame>
        <draw:frame draw:style-name="gr1" draw:text-style-name="P1" draw:layer="layout" svg:width="0.874cm" svg:height="3.037cm" svg:x="2.34cm" svg:y="19.174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style-name="gr1" draw:text-style-name="P1" draw:layer="layout" svg:width="0.874cm" svg:height="3.037cm" svg:x="6.202cm" svg:y="19.174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name="example22.svg" draw:style-name="gr2" draw:text-style-name="P2" draw:layer="layout" svg:width="2.525cm" svg:height="2.624cm" svg:x="7.269cm" svg:y="18.274cm">
          <draw:image xlink:href="Pictures/100005A500002BD200002BD2B6FBC11DE286DCCF.svg" xlink:type="simple" xlink:show="embed" xlink:actuate="onLoad" loext:mime-type="image/svg+xml">
            <text:p/>
          </draw:image>
          <draw:image xlink:href="Pictures/10000201000001A8000001A81A2377D8415EFADA.png" xlink:type="simple" xlink:show="embed" xlink:actuate="onLoad" loext:mime-type="image/png"/>
          <svg:title>Number Link Puzzle</svg:title>
        </draw:frame>
        <draw:frame draw:style-name="gr1" draw:text-style-name="P1" draw:layer="layout" svg:width="0.874cm" svg:height="3.037cm" svg:x="10.126cm" svg:y="19.203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name="example23.svg" draw:style-name="gr2" draw:text-style-name="P2" draw:layer="layout" svg:width="2.524cm" svg:height="2.623cm" svg:x="11.173cm" svg:y="18.296cm">
          <draw:image xlink:href="Pictures/100005CE00002BD200002BD28AED12EAA4429956.svg" xlink:type="simple" xlink:show="embed" xlink:actuate="onLoad" loext:mime-type="image/svg+xml">
            <text:p/>
          </draw:image>
          <draw:image xlink:href="Pictures/10000201000001A8000001A8D2A8EC75F13A9A2C.png" xlink:type="simple" xlink:show="embed" xlink:actuate="onLoad" loext:mime-type="image/png"/>
          <svg:title>Number Link Puzzle</svg:title>
        </draw:frame>
        <draw:frame draw:style-name="gr1" draw:text-style-name="P1" draw:layer="layout" svg:width="0.875cm" svg:height="3.037cm" svg:x="14.008cm" svg:y="19.203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name="example24.svg" draw:style-name="gr2" draw:text-style-name="P2" draw:layer="layout" svg:width="2.523cm" svg:height="2.623cm" svg:x="15.057cm" svg:y="18.296cm">
          <draw:image xlink:href="Pictures/100005D800002BD200002BD29CD30202864535E4.svg" xlink:type="simple" xlink:show="embed" xlink:actuate="onLoad" loext:mime-type="image/svg+xml">
            <text:p/>
          </draw:image>
          <draw:image xlink:href="Pictures/10000201000001A8000001A801B2C3D858087A14.png" xlink:type="simple" xlink:show="embed" xlink:actuate="onLoad" loext:mime-type="image/png"/>
          <svg:title>Number Link Puzzle</svg:title>
        </draw:frame>
        <draw:frame draw:style-name="gr1" draw:text-style-name="P1" draw:layer="layout" svg:width="0.874cm" svg:height="3.037cm" svg:x="2.297cm" svg:y="22.253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style-name="gr1" draw:text-style-name="P1" draw:layer="layout" svg:width="0.874cm" svg:height="3.037cm" svg:x="6.159cm" svg:y="22.253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style-name="gr1" draw:text-style-name="P1" draw:layer="layout" svg:width="0.874cm" svg:height="3.037cm" svg:x="10.083cm" svg:y="22.282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style-name="gr1" draw:text-style-name="P1" draw:layer="layout" svg:width="0.875cm" svg:height="3.037cm" svg:x="13.965cm" svg:y="22.282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name="example25.svg" draw:style-name="gr2" draw:text-style-name="P2" draw:layer="layout" svg:width="2.515cm" svg:height="2.616cm" svg:x="3.311cm" svg:y="21.425cm">
          <draw:image xlink:href="Pictures/100005CE00002BD200002BD28AED12EAA4429956.svg" xlink:type="simple" xlink:show="embed" xlink:actuate="onLoad" loext:mime-type="image/svg+xml">
            <text:p/>
          </draw:image>
          <draw:image xlink:href="Pictures/10000201000001A8000001A8645636F00A8655CC.png" xlink:type="simple" xlink:show="embed" xlink:actuate="onLoad" loext:mime-type="image/png"/>
          <svg:title>Number Link Puzzle</svg:title>
        </draw:frame>
        <draw:frame draw:name="example26.svg" draw:style-name="gr2" draw:text-style-name="P2" draw:layer="layout" svg:width="2.515cm" svg:height="2.616cm" svg:x="7.275cm" svg:y="21.365cm">
          <draw:image xlink:href="Pictures/100005A500002BD200002BD2B6FBC11DE286DCCF.svg" xlink:type="simple" xlink:show="embed" xlink:actuate="onLoad" loext:mime-type="image/svg+xml">
            <text:p/>
          </draw:image>
          <draw:image xlink:href="Pictures/10000201000001A8000001A87492989730584AD9.png" xlink:type="simple" xlink:show="embed" xlink:actuate="onLoad" loext:mime-type="image/png"/>
          <svg:title>Number Link Puzzle</svg:title>
        </draw:frame>
        <draw:frame draw:name="example27.svg" draw:style-name="gr2" draw:text-style-name="P2" draw:layer="layout" svg:width="2.515cm" svg:height="2.616cm" svg:x="11.16cm" svg:y="21.374cm">
          <draw:image xlink:href="Pictures/1000059900002BD200002BD275F2F0B70E7B3706.svg" xlink:type="simple" xlink:show="embed" xlink:actuate="onLoad" loext:mime-type="image/svg+xml">
            <text:p/>
          </draw:image>
          <draw:image xlink:href="Pictures/10000201000001A8000001A854E9C7871CB5F2B4.png" xlink:type="simple" xlink:show="embed" xlink:actuate="onLoad" loext:mime-type="image/png"/>
          <svg:title>Number Link Puzzle</svg:title>
        </draw:frame>
        <draw:frame draw:name="example28.svg" draw:style-name="gr2" draw:text-style-name="P2" draw:layer="layout" svg:width="2.515cm" svg:height="2.616cm" svg:x="15.04cm" svg:y="21.374cm">
          <draw:image xlink:href="Pictures/1000058E00002BD200002BD24422651FA7036C01.svg" xlink:type="simple" xlink:show="embed" xlink:actuate="onLoad" loext:mime-type="image/svg+xml">
            <text:p/>
          </draw:image>
          <draw:image xlink:href="Pictures/10000201000001A8000001A88DF7975B7D712CBC.png" xlink:type="simple" xlink:show="embed" xlink:actuate="onLoad" loext:mime-type="image/png"/>
          <svg:title>Number Link Puzzle</svg:title>
        </draw:frame>
        <draw:frame draw:name="example29.svg" draw:style-name="gr2" draw:text-style-name="P2" draw:layer="layout" svg:width="2.515cm" svg:height="2.616cm" svg:x="3.286cm" svg:y="24.368cm">
          <draw:image xlink:href="Pictures/1000058200002BD200002BD233726F90D30F5B19.svg" xlink:type="simple" xlink:show="embed" xlink:actuate="onLoad" loext:mime-type="image/svg+xml">
            <text:p/>
          </draw:image>
          <draw:image xlink:href="Pictures/10000201000001A8000001A82718F7FFE25D714E.png" xlink:type="simple" xlink:show="embed" xlink:actuate="onLoad" loext:mime-type="image/png"/>
          <svg:title>Number Link Puzzle</svg:title>
        </draw:frame>
        <draw:frame draw:name="example30.svg" draw:style-name="gr2" draw:text-style-name="P2" draw:layer="layout" svg:width="2.515cm" svg:height="2.616cm" svg:x="7.25cm" svg:y="24.368cm">
          <draw:image xlink:href="Pictures/100005BE00002BD200002BD20942F45674C350D0.svg" xlink:type="simple" xlink:show="embed" xlink:actuate="onLoad" loext:mime-type="image/svg+xml">
            <text:p/>
          </draw:image>
          <draw:image xlink:href="Pictures/10000201000001A8000001A8CA6A3AEB1B7E014B.png" xlink:type="simple" xlink:show="embed" xlink:actuate="onLoad" loext:mime-type="image/png"/>
          <svg:title>Number Link Puzzle</svg:title>
        </draw:frame>
        <draw:frame draw:style-name="gr1" draw:text-style-name="P1" draw:layer="layout" svg:width="0.874cm" svg:height="3.037cm" svg:x="2.297cm" svg:y="25.354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  <draw:frame draw:style-name="gr1" draw:text-style-name="P1" draw:layer="layout" svg:width="0.874cm" svg:height="3.037cm" svg:x="6.159cm" svg:y="25.354cm">
          <draw:image xlink:href="Pictures/1000051D00002CDB000095DD788A08568D441077.svg" xlink:type="simple" xlink:show="embed" xlink:actuate="onLoad" loext:mime-type="image/svg+xml">
            <text:p/>
          </draw:image>
          <draw:image xlink:href="Pictures/10000201000001830000050C966A2872D04B8570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9T09:54:19.537063711</meta:creation-date>
    <meta:editing-duration>PT5M33S</meta:editing-duration>
    <meta:editing-cycles>2</meta:editing-cycles>
    <meta:generator>LibreOffice/6.2.8.2$Linux_X86_64 LibreOffice_project/20$Build-2</meta:generator>
    <dc:date>2020-03-19T10:42:04.534708596</dc:date>
    <meta:document-statistic meta:object-count="59"/>
  </office:meta>
</office:document-meta>
</file>